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7"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8" style:family="paragraph" style:parent-style-name="Standard">
      <style:paragraph-properties fo:line-height="115%"/>
    </style:style>
    <style:style style:name="P69" style:family="paragraph" style:parent-style-name="Standard" style:list-style-name="L6">
      <style:paragraph-properties fo:line-height="115%"/>
    </style:style>
    <style:style style:name="P70" style:family="paragraph" style:parent-style-name="Standard">
      <style:paragraph-properties fo:line-height="115%" fo:text-align="center" style:justify-single-word="false"/>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ad233" officeooo:paragraph-rsid="00bad233"/>
    </style:style>
    <style:style style:name="P75" style:family="paragraph" style:parent-style-name="Standard" style:list-style-name="L18">
      <style:paragraph-properties fo:line-height="115%"/>
      <style:text-properties officeooo:rsid="003e4ce5" officeooo:paragraph-rsid="003e4ce5"/>
    </style:style>
    <style:style style:name="P76" style:family="paragraph" style:parent-style-name="Standard" style:list-style-name="L19">
      <style:paragraph-properties fo:line-height="115%"/>
      <style:text-properties officeooo:rsid="00450b6f" officeooo:paragraph-rsid="00450b6f" style:font-size-complex="14pt"/>
    </style:style>
    <style:style style:name="P77" style:family="paragraph" style:parent-style-name="Standard" style:list-style-name="L20">
      <style:paragraph-properties fo:line-height="115%"/>
      <style:text-properties officeooo:rsid="00c42161" officeooo:paragraph-rsid="00c42161" style:font-size-complex="14pt"/>
    </style:style>
    <style:style style:name="P78" style:family="paragraph" style:parent-style-name="Text_20_body" style:list-style-name="L1">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a6b0b4"/>
    </style:style>
    <style:style style:name="P80" style:family="paragraph" style:parent-style-name="Text_20_body" style:list-style-name="L15">
      <style:paragraph-properties fo:line-height="115%" fo:text-align="justify" style:justify-single-word="false"/>
    </style:style>
    <style:style style:name="P81" style:family="paragraph" style:parent-style-name="Text_20_body" style:list-style-name="L16">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text-properties officeooo:paragraph-rsid="01f5042b"/>
    </style:style>
    <style:style style:name="P83" style:family="paragraph" style:parent-style-name="Text_20_body" style:list-style-name="L16">
      <style:paragraph-properties fo:line-height="115%" fo:text-align="justify" style:justify-single-word="false"/>
      <style:text-properties officeooo:paragraph-rsid="01d692da"/>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list-style-name="L8">
      <style:paragraph-properties fo:line-height="115%"/>
      <style:text-properties officeooo:paragraph-rsid="0339ebde"/>
    </style:style>
    <style:style style:name="P86" style:family="paragraph" style:parent-style-name="Text_20_body" style:list-style-name="L8">
      <style:paragraph-properties fo:line-height="115%"/>
      <style:text-properties officeooo:paragraph-rsid="00ff225f"/>
    </style:style>
    <style:style style:name="P87" style:family="paragraph" style:parent-style-name="Text_20_body" style:list-style-name="L9">
      <style:paragraph-properties fo:line-height="115%"/>
      <style:text-properties officeooo:paragraph-rsid="0339ebde"/>
    </style:style>
    <style:style style:name="P88" style:family="paragraph" style:parent-style-name="Text_20_body" style:list-style-name="L1">
      <style:paragraph-properties fo:line-height="115%" fo:text-align="justify" style:justify-single-word="false"/>
      <style:text-properties officeooo:rsid="002e3e79" officeooo:paragraph-rsid="002e3e79"/>
    </style:style>
    <style:style style:name="P89" style:family="paragraph" style:parent-style-name="Text_20_body" style:list-style-name="L1">
      <style:paragraph-properties fo:line-height="115%" fo:text-align="justify" style:justify-single-word="false"/>
      <style:text-properties officeooo:rsid="002e3e79" officeooo:paragraph-rsid="00a6b0b4"/>
    </style:style>
    <style:style style:name="P9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1" style:family="paragraph" style:parent-style-name="Text_20_body" style:list-style-name="L2">
      <style:paragraph-properties fo:line-height="115%"/>
      <style:text-properties officeooo:rsid="00616dfe" officeooo:paragraph-rsid="00616dfe" style:font-size-complex="14pt"/>
    </style:style>
    <style:style style:name="P92" style:family="paragraph" style:parent-style-name="Text_20_body" style:list-style-name="L2">
      <style:paragraph-properties fo:line-height="115%"/>
      <style:text-properties officeooo:rsid="00a1c421" officeooo:paragraph-rsid="00a1c421" style:font-size-complex="14pt"/>
    </style:style>
    <style:style style:name="P93" style:family="paragraph" style:parent-style-name="Text_20_body" style:list-style-name="L3">
      <style:paragraph-properties fo:line-height="115%"/>
      <style:text-properties officeooo:rsid="00665a6a" officeooo:paragraph-rsid="00665a6a" style:font-size-complex="14pt"/>
    </style:style>
    <style:style style:name="P9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5"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6" style:family="paragraph" style:parent-style-name="Text_20_body" style:list-style-name="L4">
      <style:paragraph-properties fo:line-height="115%"/>
      <style:text-properties officeooo:rsid="009605ba" officeooo:paragraph-rsid="009605ba"/>
    </style:style>
    <style:style style:name="P97" style:family="paragraph" style:parent-style-name="Text_20_body" style:list-style-name="L4">
      <style:paragraph-properties fo:line-height="115%"/>
      <style:text-properties officeooo:rsid="009605ba" officeooo:paragraph-rsid="00c2fe9b"/>
    </style:style>
    <style:style style:name="P98" style:family="paragraph" style:parent-style-name="Text_20_body" style:list-style-name="L4">
      <style:paragraph-properties fo:line-height="115%"/>
      <style:text-properties officeooo:rsid="0096da0d" officeooo:paragraph-rsid="0096da0d"/>
    </style:style>
    <style:style style:name="P99" style:family="paragraph" style:parent-style-name="Text_20_body" style:list-style-name="L4">
      <style:paragraph-properties fo:line-height="115%"/>
      <style:text-properties officeooo:rsid="0096da0d" officeooo:paragraph-rsid="00c2fe9b"/>
    </style:style>
    <style:style style:name="P100" style:family="paragraph" style:parent-style-name="Text_20_body" style:list-style-name="L5">
      <style:paragraph-properties fo:line-height="115%" fo:text-align="justify" style:justify-single-word="false"/>
      <style:text-properties officeooo:rsid="00b845b7" officeooo:paragraph-rsid="00b845b7"/>
    </style:style>
    <style:style style:name="P101" style:family="paragraph" style:parent-style-name="Text_20_body">
      <style:paragraph-properties fo:line-height="115%"/>
      <style:text-properties officeooo:rsid="0214edb4"/>
    </style:style>
    <style:style style:name="P102" style:family="paragraph" style:parent-style-name="Text_20_body" style:list-style-name="L11">
      <style:paragraph-properties fo:line-height="115%" fo:text-align="justify" style:justify-single-word="false"/>
      <style:text-properties officeooo:rsid="0214edb4" officeooo:paragraph-rsid="0214edb4"/>
    </style:style>
    <style:style style:name="P103" style:family="paragraph" style:parent-style-name="Text_20_body" style:list-style-name="L11">
      <style:paragraph-properties fo:line-height="115%" fo:text-align="justify" style:justify-single-word="false"/>
      <style:text-properties officeooo:rsid="02162c7b" officeooo:paragraph-rsid="02162c7b"/>
    </style:style>
    <style:style style:name="P104" style:family="paragraph" style:parent-style-name="Text_20_body" style:list-style-name="L11">
      <style:paragraph-properties fo:line-height="115%" fo:text-align="justify" style:justify-single-word="false"/>
      <style:text-properties officeooo:rsid="021800e6" officeooo:paragraph-rsid="021800e6"/>
    </style:style>
    <style:style style:name="P105" style:family="paragraph" style:parent-style-name="Text_20_body" style:list-style-name="L12">
      <style:paragraph-properties fo:line-height="115%" fo:text-align="justify" style:justify-single-word="false"/>
      <style:text-properties officeooo:rsid="0216b28a" officeooo:paragraph-rsid="0216b28a"/>
    </style:style>
    <style:style style:name="P106" style:family="paragraph" style:parent-style-name="Text_20_body" style:list-style-name="L12">
      <style:paragraph-properties fo:line-height="115%" fo:text-align="justify" style:justify-single-word="false"/>
      <style:text-properties officeooo:rsid="0221a294" officeooo:paragraph-rsid="0221a294"/>
    </style:style>
    <style:style style:name="P107" style:family="paragraph" style:parent-style-name="Text_20_body" style:list-style-name="L12">
      <style:paragraph-properties fo:line-height="115%" fo:text-align="justify" style:justify-single-word="false"/>
      <style:text-properties officeooo:rsid="02237074" officeooo:paragraph-rsid="02237074"/>
    </style:style>
    <style:style style:name="P108" style:family="paragraph" style:parent-style-name="Text_20_body" style:list-style-name="L13">
      <style:paragraph-properties fo:line-height="115%" fo:text-align="justify" style:justify-single-word="false"/>
      <style:text-properties officeooo:rsid="023db81f" officeooo:paragraph-rsid="023db81f"/>
    </style:style>
    <style:style style:name="P109" style:family="paragraph" style:parent-style-name="Text_20_body" style:list-style-name="L14">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1" style:family="paragraph" style:parent-style-name="Text_20_body" style:list-style-name="L16">
      <style:paragraph-properties fo:line-height="115%" fo:text-align="justify" style:justify-single-word="false"/>
      <style:text-properties officeooo:rsid="02d3dbd4" officeooo:paragraph-rsid="02d3dbd4"/>
    </style:style>
    <style:style style:name="P112" style:family="paragraph" style:parent-style-name="Text_20_body" style:list-style-name="L16">
      <style:paragraph-properties fo:line-height="115%" fo:text-align="justify" style:justify-single-word="false" fo:break-before="page"/>
    </style:style>
    <style:style style:name="P113" style:family="paragraph" style:parent-style-name="Text_20_body">
      <style:paragraph-properties fo:line-height="115%" fo:break-before="page"/>
      <style:text-properties officeooo:rsid="0214edb4"/>
    </style:style>
    <style:style style:name="P114" style:family="paragraph" style:parent-style-name="Heading_20_1">
      <style:paragraph-properties fo:break-before="page"/>
      <style:text-properties officeooo:rsid="01259f30" officeooo:paragraph-rsid="01259f30"/>
    </style:style>
    <style:style style:name="P115" style:family="paragraph" style:parent-style-name="Contents_20_1">
      <style:paragraph-properties>
        <style:tab-stops>
          <style:tab-stop style:position="6.2992in" style:type="right" style:leader-style="dotted" style:leader-text="."/>
        </style:tab-stops>
      </style:paragraph-properties>
    </style:style>
    <style:style style:name="P116" style:family="paragraph" style:parent-style-name="Contents_20_2">
      <style:paragraph-properties>
        <style:tab-stops>
          <style:tab-stop style:position="6.2992in" style:type="right" style:leader-style="dotted" style:leader-text="."/>
        </style:tab-stops>
      </style:paragraph-properties>
    </style:style>
    <style:style style:name="P117" style:family="paragraph" style:parent-style-name="Contents_20_3">
      <style:paragraph-properties>
        <style:tab-stops>
          <style:tab-stop style:position="6.2992in" style:type="right" style:leader-style="dotted" style:leader-text="."/>
        </style:tab-stops>
      </style:paragraph-properties>
    </style:style>
    <style:style style:name="P118" style:family="paragraph" style:parent-style-name="Contents_20_4">
      <style:paragraph-properties fo:line-height="100%">
        <style:tab-stops>
          <style:tab-stop style:position="6.2992in" style:type="right" style:leader-style="dotted" style:leader-text="."/>
        </style:tab-stops>
      </style:paragraph-properties>
    </style:style>
    <style:style style:name="P119"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1">LƯ</text:span>ỢNG KHÔNG KHÍ</text:p>
      <text:p text:style-name="P11"/>
      <text:p text:style-name="P11"/>
      <text:p text:style-name="P11"/>
      <text:p text:style-name="P11"/>
      <text:p text:style-name="P11"/>
      <text:p text:style-name="P11"/>
      <text:p text:style-name="P15">Lĩnh vực dự thi</text:p>
      <text:p text:style-name="P14">Phần mềm hệ thống</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114"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3"/>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66"><text:span text:style-name="T110"><text:s text:c="70"/></text:span><text:span text:style-name="T108">Hồ </text:span>Tuấn Kiệt</text:p>
      <text:p text:style-name="P66">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8">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90">Tổng quát tình trạ</text:span>ng không khí ở dựa trên PM2.5 trong tuần từ <text:span text:style-name="T105">03/12 tới 10/12</text:span></text:p>
      <text:p text:style-name="P38"><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0">Chất ô nhiễm dạng ga (SO<text:span text:style-name="T7">x</text:span>, NO<text:span text:style-name="T7">x</text:span>, CO, O<text:span text:style-name="T7">3</text:span>, …)</text:p>
        </text:list-item>
        <text:list-item>
          <text:p text:style-name="P90">Các phần tử bụi <text:span text:style-name="T88">(PM 10, PM2.5, ...)</text:span></text:p>
        </text:list-item>
        <text:list-item>
          <text:p text:style-name="P91">Kim loại nặng</text:p>
        </text:list-item>
        <text:list-item>
          <text:p text:style-name="P92">Các chất ô nhiễm hữu cơ <text:span text:style-name="T101">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3">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9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2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5208535504561" text:continue-list="list5059624496716209618" text:style-name="L1">
        <text:list-item>
          <text:p text:style-name="P79">Một thiết bị được <text:span text:style-name="T23">trang bị một số cảm biến có thể đo đạc được sự xuất hiện của các nhân tố gây ô nhiễm kể trên</text:span></text:p>
        </text:list-item>
        <text:list-item>
          <text:p text:style-name="P89"><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46"><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96"><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8"><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3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0">Có khả năng <text:span text:style-name="T23">đo đạc sự xuất hiện của các nhân tố gây ô nhiễm trong không khí</text:span></text:p>
        </text:list-item>
        <text:list-item>
          <text:p text:style-name="P100">Sau khi đo đạc, thiết bị phải gửi số liệu đo được lên phần mềm máy chủ.</text:p>
        </text:list-item>
      </text:list>
      <text:list xml:id="list1212444238200841297" text:style-name="L6">
        <text:list-item>
          <text:p text:style-name="P69"><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75207268965119" text:continue-list="list1212444238200841297" text:style-name="L6">
        <text:list-item>
          <text:p text:style-name="P72">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2">một </text:span>hệ thống với cấu trúc như <text:span text:style-name="T113">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bookmark-start text:name="__RefHeading___Toc1371_1105289887"/><text:span text:style-name="T113">T</text:span>hiết bị quan trắc<text:bookmark-end text:name="__RefHeading___Toc1371_1105289887"/></text:h>
      <text:list xml:id="list4426872272019637149" text:style-name="L8">
        <text:list-item>
          <text:p text:style-name="P85">Mạch điều khiển chính là mạch Arduino Nano sẽ sử dụng các cảm biến đầu vào để xác định nồng độ các chất trong không khí</text:p>
        </text:list-item>
        <text:list-item>
          <text:p text:style-name="P86">Nồng độ đo được sẽ được thông báo trên màn hình LCD, đồng thời được gửi lên máy chủ nếu có kết nối Wifi</text:p>
        </text:list-item>
      </text:list>
      <text:h text:style-name="Heading_20_3" text:outline-level="3"><text:bookmark-start text:name="__RefHeading___Toc1373_1105289887"/>Phần mềm máy chủ<text:bookmark-end text:name="__RefHeading___Toc1373_1105289887"/></text:h>
      <text:list xml:id="list6711947504296768482" text:style-name="L9">
        <text:list-item>
          <text:p text:style-name="P87">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4">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2" text:outline-level="2"><text:bookmark-start text:name="__RefHeading___Toc1375_1105289887"/>Thiết lập cấu trúc hệ thống<text:bookmark-end text:name="__RefHeading___Toc1375_1105289887"/></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3">Thiết bị quan trắc được điều khiển bởi hai module chính:</text:p>
      <text:list xml:id="list8990555735074910616" text:style-name="L11">
        <text:list-item>
          <text:p text:style-name="P10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7">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3">và sử dụng nền tảng Flask.</text:span></text:p>
      <text:p text:style-name="P42">Về cơ sở dữ liệu, chúng tôi sử dụng hệ cơ sở dữ liệu MariaDB.</text:p>
      <text:p text:style-name="P42">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8">Nạp, cập nhật dữ liệu và thay đổi dữ liệu trong trang web mà không cần phải khởi tạo lại trang (sử dụng JQuery)</text:p>
        </text:list-item>
      </text:list>
      <text:list xml:id="list4946608639470724154" text:style-name="L14">
        <text:list-item>
          <text:p text:style-name="P109">Hiển thị bản đồ (sử dụng Google Maps JavaScript API)</text:p>
        </text:list-item>
        <text:list-item>
          <text:p text:style-name="P109">Vẽ biểu đồ sử dụng <text:span text:style-name="T22">thư viện </text:span>Highstocks.</text:p>
        </text:list-item>
        <text:list-item>
          <text:p text:style-name="P110">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0">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0">Hiển thị các thông số đo được trên một màn hình LCD kích thước <text:span text:style-name="T32">20x4.</text:span></text:p>
        </text:list-item>
        <text:list-item>
          <text:p text:style-name="P80">Cảnh báo với người dùng thông qua các kênh:</text:p>
          <text:list>
            <text:list-item>
              <text:p text:style-name="P80">Đèn LED ba màu <text:span text:style-name="T33">(xanh, vàng, đỏ ứng với mức độ cảnh báo)</text:span></text:p>
            </text:list-item>
            <text:list-item>
              <text:p text:style-name="P80">Email và SMS thông qua trang web</text:p>
            </text:list-item>
          </text:list>
        </text:list-item>
        <text:list-item>
          <text:p text:style-name="P80">Kết nối wifi thông qua module <text:span text:style-name="T34">ESP-12 và tự động gửi thông tin lên máy chủ định kì trong một khoảng thời gian nhất định là 5 phút một lần.</text:span></text:p>
        </text:list-item>
        <text:list-item>
          <text:p text:style-name="P8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2"><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5208282979818" text:continue-numbering="true" text:style-name="L16">
        <text:list-item>
          <text:p text:style-name="P112">Cho phép người dùng tạo tài khoản để phục vụ nhiều mục đích khác nhau, <text:span text:style-name="T37">như:</text:span></text:p>
          <text:list>
            <text:list-item>
              <text:p text:style-name="P81">Cho phép người dùng thêm mới, quản lý và sửa đổi thông tin của các trạm quan trắc thuộc quyền sở hữu của mình.</text:p>
            </text:list-item>
            <text:list-item>
              <text:p text:style-name="P81">Cho phép người dùng đăng kí nhận tin khi một trạm quan trắc nào đó có số đo ở mức nguy hiểm thông qua việc gửi email và nhắn tin <text:span text:style-name="T38">SMS</text:span> tới người dùng.</text:p>
            </text:list-item>
            <text:list-item>
              <text:p text:style-name="P81">Cho phép ẩn một trạm, nghĩa là ngoài người chủ ra thì không ai có thể truy cập và xem thông tin về trạm đó.</text:p>
            </text:list-item>
          </text:list>
        </text:list-item>
        <text:list-item>
          <text:p text:style-name="P81">Cung cấp một số hàm API cho việc tích hợp trang web với các ứng dụng ngoài</text:p>
        </text:list-item>
        <text:list-item>
          <text:p text:style-name="P83">Cho phép truy cập vào <text:span text:style-name="T37">cơ</text:span> <text:span text:style-name="T39">sở </text:span>dữ liệu thông qua ba cách:</text:p>
          <text:list>
            <text:list-item>
              <text:p text:style-name="P83">Thông qua các hàm API đối với các truy vấn nhỏ.</text:p>
            </text:list-item>
            <text:list-item>
              <text:p text:style-name="P83">Cho phép xuất và tải về số liệu của các trạm dưới các định dạng JSON <text:span text:style-name="T38">và CSV</text:span></text:p>
            </text:list-item>
            <text:list-item>
              <text:p text:style-name="P83">Cho phép người dùng thực thi truy vấn trực tiếp trong cơ sở dữ liệu của trang web thông qua việc viết các truy vấn SQL trả về kết quả.</text:p>
            </text:list-item>
          </text:list>
        </text:list-item>
        <text:list-item>
          <text:p text:style-name="P111">Cho phép phân loại các trạm theo các nhãn (tag)</text:p>
        </text:list-item>
        <text:list-item>
          <text:p text:style-name="P111"><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3">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4">Giới thiệu và </text:span>Tổng quan nghiên cứu, đã có hai nghiên cứu được thực hiện trước đây về đề tài này:</text:p>
      <text:list xml:id="list175207545856700" text:continue-list="list5011435350471705117" text:style-name="L4">
        <text:list-item>
          <text:p text:style-name="P97"><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99"><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45"><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95">Nghiên cứu này vẫn còn thiếu các cảm biến cần thiết (vấn đề này sẽ được đề cập rõ hơn ở phía dưới)</text:p>
        </text:list-item>
        <text:list-item>
          <text:p text:style-name="P95">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text:bookmark-start text:name="__RefHeading___Toc1377_1105289887"/>Sử dụng mạng di động<text:bookmark-end text:name="__RefHeading___Toc1377_1105289887"/></text:h>
      <text:p text:style-name="P51">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6">nhiên, nếu đi theo hướng này thì mỗi thiết bị quan trắc sẽ cần một thẻ SIM để có thể gửi tin qua mạng di động được.</text:span></text:p>
      <text:h text:style-name="Heading_20_4" text:outline-level="4"><text:bookmark-start text:name="__RefHeading___Toc1379_1105289887"/>Sử dụng sóng vô tuyến / tự tạo hạ tầng truyền tin:<text:bookmark-end text:name="__RefHeading___Toc1379_1105289887"/></text:h>
      <text:p text:style-name="Text_20_body">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5">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7">Thiết bị mới chỉ đo được nồng độ khí CO và nồng độ bụi trong không khí mà chưa có khả năng đo nồng độ các khí quan trọng khác</text:p>
        </text:list-item>
        <text:list-item>
          <text:p text:style-name="P77">Trang web vẫn còn thiếu một số tính năng cần thiết và giao diện chưa được trau chuốt</text:p>
        </text:list-item>
      </text:list>
      <text:p text:style-name="P6">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49">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48">SHARP Corporation (<text:span text:style-name="T68">2006</text:span>). <text:span text:style-name="T43">GP2Y1010AU0F: Compact Optical Dust Sensor</text:span>, <text:s/>.</text:p>
        <text:p text:style-name="P49">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49">Phạm Hương<text:span text:style-name="T67"> (</text:span>2016<text:span text:style-name="T67">). </text:span><text:span text:style-name="T45">Ô nhiễm không khí ở đô thị lớn gia tăng</text:span><text:span text:style-name="T67">, <text:s/>.</text:span></text:p>
        <text:p text:style-name="P49">Kampa, M. and Castanas, E.<text:span text:style-name="T67"> (</text:span>2008<text:span text:style-name="T67">). </text:span><text:span text:style-name="T45">Human health effects of air pollution</text:span><text:span text:style-name="T67">, Environmental Pollution 151 : 362-367.</text:span></text:p>
        <text:p text:style-name="P48">Libelium Comunicaciones Distribuidas, S.L. (<text:span text:style-name="T68">2016b</text:span>). <text:span text:style-name="T43">Extreme Range Links: LoRa 868 / 900MHz SX1272 LoRa module for Arduino Waspmote and Raspberry Pi</text:span>, <text:s/>.</text:p>
        <text:p text:style-name="P48">Libelium Comunicaciones Distribuidas, S.L. (<text:span text:style-name="T68">2016a</text:span>). <text:span text:style-name="T43">Waspmote-LoRa-868MHz_915MHz-SX1272 Networking Guide</text:span>, <text:s/>.</text:p>
        <text:p text:style-name="P48">Henan Hanwei Electronics Co. Ltd. (<text:span text:style-name="T68">2016</text:span>). <text:span text:style-name="T43">MQ-9 Semiconductor Sensor for CO/Combustible Gas</text:span>, <text:s/>.</text:p>
        <text:p text:style-name="P49">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48">Nordic Semiconductor (<text:span text:style-name="T68">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3</meta:editing-cycles>
    <meta:creation-date>2016-10-28T03:04:00</meta:creation-date>
    <dc:date>2016-12-11T17:52:06.630700095</dc:date>
    <meta:editing-duration>PT22H17M39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